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200000016F81F4B5C0AFC04A5.png" manifest:media-type="image/png"/>
  <manifest:file-entry manifest:full-path="Pictures/100000000000019800000020A30C7D6C2FE52E01.png" manifest:media-type="image/png"/>
  <manifest:file-entry manifest:full-path="Pictures/100000000000015E00000010D4F0D8904E3E2EA7.png" manifest:media-type="image/png"/>
  <manifest:file-entry manifest:full-path="Pictures/10000000000001F700000017A732F9CE1D2D34A1.png" manifest:media-type="image/png"/>
  <manifest:file-entry manifest:full-path="Pictures/100000000000013800000013D9AF114B7C6D9715.png" manifest:media-type="image/png"/>
  <manifest:file-entry manifest:full-path="Pictures/100000000000018E000000123DF2F6D374C674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cde54" officeooo:paragraph-rsid="001e8bd2"/>
    </style:style>
    <style:style style:name="P2" style:family="paragraph" style:parent-style-name="Heading_20_4">
      <style:text-properties officeooo:rsid="001cde54" officeooo:paragraph-rsid="001cde54"/>
    </style:style>
    <style:style style:name="P3" style:family="paragraph" style:parent-style-name="Standard">
      <style:text-properties officeooo:rsid="001cde54" officeooo:paragraph-rsid="001cde54"/>
    </style:style>
    <style:style style:name="P4" style:family="paragraph" style:parent-style-name="Text_20_body">
      <style:text-properties officeooo:rsid="001cde54" officeooo:paragraph-rsid="001cde54"/>
    </style:style>
    <style:style style:name="P5" style:family="paragraph" style:parent-style-name="Text_20_body">
      <style:text-properties officeooo:rsid="001cde54"/>
    </style:style>
    <style:style style:name="P6" style:family="paragraph" style:parent-style-name="Text_20_body">
      <style:text-properties officeooo:rsid="001cde54" officeooo:paragraph-rsid="001f41cc"/>
    </style:style>
    <style:style style:name="P7" style:family="paragraph" style:parent-style-name="Standard">
      <style:text-properties fo:font-weight="bold" officeooo:rsid="001cde54" officeooo:paragraph-rsid="001cde54" style:font-weight-asian="bold" style:font-weight-complex="bold"/>
    </style:style>
    <style:style style:name="P8" style:family="paragraph" style:parent-style-name="Text_20_body">
      <style:text-properties fo:font-weight="bold" officeooo:rsid="001cde54" officeooo:paragraph-rsid="001cde54" style:font-weight-asian="bold" style:font-weight-complex="bold"/>
    </style:style>
    <style:style style:name="P9" style:family="paragraph" style:parent-style-name="Text_20_body">
      <style:text-properties fo:font-weight="bold" officeooo:rsid="001e8bd2" officeooo:paragraph-rsid="001e8bd2" style:font-weight-asian="bold" style:font-weight-complex="bold"/>
    </style:style>
    <style:style style:name="P10" style:family="paragraph" style:parent-style-name="Text_20_body">
      <style:text-properties fo:font-weight="bold" officeooo:rsid="001f41cc" officeooo:paragraph-rsid="001f41c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de54" officeooo:paragraph-rsid="001cde54" style:font-weight-asian="bold" style:font-weight-complex="bold"/>
    </style:style>
    <style:style style:name="P12" style:family="paragraph" style:parent-style-name="Text_20_body">
      <style:text-properties officeooo:rsid="001e8bd2" officeooo:paragraph-rsid="001e8bd2"/>
    </style:style>
    <style:style style:name="P13" style:family="paragraph" style:parent-style-name="Text_20_body">
      <style:text-properties officeooo:rsid="001e8bd2" officeooo:paragraph-rsid="001f41cc"/>
    </style:style>
    <style:style style:name="P14" style:family="paragraph" style:parent-style-name="Text_20_body">
      <style:text-properties officeooo:rsid="001e8bd2" officeooo:paragraph-rsid="001cde54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>
      <style:text-properties fo:font-weight="bold" officeooo:rsid="001cde54" officeooo:paragraph-rsid="001cde54" style:font-weight-asian="bold" style:font-weight-complex="bold"/>
    </style:style>
    <style:style style:name="P20" style:family="paragraph" style:parent-style-name="Text_20_body">
      <style:text-properties officeooo:rsid="001cde54" officeooo:paragraph-rsid="001cde54"/>
    </style:style>
    <style:style style:name="P21" style:family="paragraph" style:parent-style-name="Text_20_body">
      <style:text-properties officeooo:rsid="001e8bd2" officeooo:paragraph-rsid="001cde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IVIDADES</text:p>
      <text:p text:style-name="P3"/>
      <text:p text:style-name="P7">A1. </text:p>
      <text:p text:style-name="P3"/>
      <text:p text:style-name="P4">Crea una carpeta llamada <text:span text:style-name="Source_20_Text">practica</text:span>.</text:p>
      <text:list xml:id="list2178302237" text:style-name="L1">
        <text:list-item>
          <text:p text:style-name="P15">Dentro de <text:span text:style-name="Source_20_Text">practica</text:span>, crea un archivo vacío llamado <text:span text:style-name="Source_20_Text">notas.txt</text:span>.</text:p>
          <text:p text:style-name="P15"><draw:frame draw:style-name="fr1" draw:name="Imagen1" text:anchor-type="char" svg:width="10.529cm" svg:height="0.476cm" draw:z-index="0"><draw:image xlink:href="Pictures/100000000000018E000000123DF2F6D374C674E6.png" xlink:type="simple" xlink:show="embed" xlink:actuate="onLoad" draw:mime-type="image/png"/></draw:frame></text:p>
        </text:list-item>
      </text:list>
      <text:list xml:id="list4251165134" text:style-name="L2">
        <text:list-item>
          <text:p text:style-name="P16">Renombra el archivo <text:span text:style-name="Source_20_Text">notas.txt</text:span> a <text:span text:style-name="Source_20_Text">tareas.txt</text:span>.</text:p>
          <text:p text:style-name="P16"><draw:frame draw:style-name="fr1" draw:name="Imagen2" text:anchor-type="char" svg:width="8.253cm" svg:height="0.503cm" draw:z-index="1"><draw:image xlink:href="Pictures/100000000000013800000013D9AF114B7C6D9715.png" xlink:type="simple" xlink:show="embed" xlink:actuate="onLoad" draw:mime-type="image/png"/></draw:frame></text:p>
        </text:list-item>
      </text:list>
      <text:list xml:id="list2847729954" text:style-name="L3">
        <text:list-item>
          <text:p text:style-name="P17">Crea una copia de <text:span text:style-name="Source_20_Text">tareas.txt</text:span> llamada <text:span text:style-name="Source_20_Text">tareas_backup.txt</text:span>.</text:p>
          <text:p text:style-name="P17"><draw:frame draw:style-name="fr1" draw:name="Imagen3" text:anchor-type="char" svg:width="13.307cm" svg:height="0.609cm" draw:z-index="2"><draw:image xlink:href="Pictures/10000000000001F700000017A732F9CE1D2D34A1.png" xlink:type="simple" xlink:show="embed" xlink:actuate="onLoad" draw:mime-type="image/png"/></draw:frame></text:p>
        </text:list-item>
      </text:list>
      <text:list xml:id="list1584689064" text:style-name="L4">
        <text:list-item>
          <text:p text:style-name="P18">Elimina el archivo <text:span text:style-name="Source_20_Text">tareas_backup.txt</text:span>.</text:p>
          <text:p text:style-name="P18"><draw:frame draw:style-name="fr1" draw:name="Imagen4" text:anchor-type="char" svg:width="9.259cm" svg:height="0.423cm" draw:z-index="3"><draw:image xlink:href="Pictures/100000000000015E00000010D4F0D8904E3E2EA7.png" xlink:type="simple" xlink:show="embed" xlink:actuate="onLoad" draw:mime-type="image/png"/></draw:frame></text:p>
        </text:list-item>
      </text:list>
      <text:p text:style-name="P5"/>
      <text:p text:style-name="P8">A2.</text:p>
      <text:p text:style-name="P4">Crea tres carpetas llamadas <text:span text:style-name="Source_20_Text">carpeta1</text:span>, <text:span text:style-name="Source_20_Text">carpeta2</text:span>, <text:span text:style-name="Source_20_Text">carpeta3</text:span> dentro de la carpeta actual, y dentro de <text:span text:style-name="Source_20_Text">carpeta1</text:span> crea un archivo llamado <text:span text:style-name="Source_20_Text">archivo1.txt</text:span>.</text:p>
      <text:p text:style-name="P4"><draw:frame draw:style-name="fr1" draw:name="Imagen5" text:anchor-type="char" svg:width="10.793cm" svg:height="0.847cm" draw:z-index="4"><draw:image xlink:href="Pictures/100000000000019800000020A30C7D6C2FE52E01.png" xlink:type="simple" xlink:show="embed" xlink:actuate="onLoad" draw:mime-type="image/png"/></draw:frame></text:p>
      <text:p text:style-name="P4"/>
      <text:p text:style-name="P8">A3.</text:p>
      <text:h text:style-name="P2" text:outline-level="4"><text:span text:style-name="Strong_20_Emphasis">Actividad 2: Navegar hacia el directorio de inicio del usuario desde cualquier lugar</text:span></text:h>
      <text:p text:style-name="Text_20_body">Supongamos que estás en un directorio profundo como <text:span text:style-name="Source_20_Text">/home/usuario/documentos/proyecto</text:span> y quieres volver al directorio de inicio (<text:span text:style-name="Source_20_Text">/home/usuario</text:span>).</text:p>
      <text:p text:style-name="P14"><draw:frame draw:style-name="fr1" draw:name="Imagen6" text:anchor-type="char" svg:width="6.824cm" svg:height="0.582cm" draw:z-index="5"><draw:image xlink:href="Pictures/100000000000010200000016F81F4B5C0AFC04A5.png" xlink:type="simple" xlink:show="embed" xlink:actuate="onLoad" draw:mime-type="image/png"/></draw:frame></text:p>
      <text:p text:style-name="P14"/>
      <text:p text:style-name="P9">A4.</text:p>
      <text:p text:style-name="Text_20_body">Tienes un archivo llamado <text:span text:style-name="Source_20_Text">lista.txt</text:span> y quieres ver su contenido directamente en la terminal.</text:p>
      <text:p text:style-name="P5"/>
      <text:p text:style-name="P9">A5.</text:p>
      <text:p text:style-name="P1">Crea un archivo llamado <text:span text:style-name="Source_20_Text">saludo.txt</text:span> que contenga el texto "¡Hola, Linux!".</text:p>
      <text:p text:style-name="P1"/>
      <text:p text:style-name="P9">A6.</text:p>
      <text:p text:style-name="P12">Tienes un archivo llamado <text:span text:style-name="Source_20_Text">documento.txt</text:span> y quieres saber cuánto ocupa.</text:p>
      <text:p text:style-name="P12"/>
      <text:p text:style-name="P9"><text:soft-page-break/>A7</text:p>
      <text:p text:style-name="P12">Tienes un archivo llamado <text:span text:style-name="Source_20_Text">informe.pdf</text:span> en tu directorio actual y quieres moverlo a la carpeta <text:span text:style-name="Source_20_Text">documentos</text:span>.</text:p>
      <text:p text:style-name="P12"/>
      <text:p text:style-name="P12"/>
      <text:p text:style-name="P12"/>
      <text:p text:style-name="P13"/>
      <text:p text:style-name="P10">A8</text:p>
      <text:p text:style-name="P13">Tienes varios archivos <text:span text:style-name="Source_20_Text">.txt</text:span> en tu carpeta actual y quieres copiarlos todos a una carpeta llamada <text:span text:style-name="Source_20_Text">respaldo</text:span>.</text:p>
      <text:p text:style-name="P13"/>
      <text:p text:style-name="P10">A9</text:p>
      <text:p text:style-name="P13">Tienes un archivo llamado <text:span text:style-name="Source_20_Text">registro.txt</text:span> que es muy largo y solo quieres ver las primeras 5 líneas.</text:p>
      <text:p text:style-name="P6"/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41:28.848730748</meta:creation-date>
    <dc:date>2024-09-24T19:24:58.275228111</dc:date>
    <meta:editing-duration>PT15M51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28" meta:word-count="185" meta:character-count="1184" meta:non-whitespace-character-count="1030"/>
  </office:meta>
</office:document-meta>
</file>